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2025-01-18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9504" calcext:value-type="float">
            <text:p>48.6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2024-01-03 2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2023-01-05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2022-01-04 2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3368" calcext:value-type="float">
            <text:p>48.2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2021-01-05 2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2888" calcext:value-type="float">
            <text:p>48.2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2020-01-03 2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2019-01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4872" calcext:value-type="float">
            <text:p>48.1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2018-01-03 2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2017-01-04 22:43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2016-01-03 20:36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2952" calcext:value-type="float">
            <text:p>48.0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2015-01-04 17:10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2014-01-04 19:46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9008" calcext:value-type="float">
            <text:p>47.6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2013-01-04 21:57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2012-01-05 18:50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2012-01-05 16:09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2011-01-05 14:55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2010-01-04 15:30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2009-01-06 16:18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2008-01-06 17:11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2007-02-27 17:41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2006-01-06 20:1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2005-01-10 17:3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2004-01-02 18:38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2002-12-26 19:35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2002-01-02 19:28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2001-01-03 16:42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200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1999-01-04 19:4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9656" calcext:value-type="float">
            <text:p>43.7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1998-01-05 21:23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199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51101255002</text:p>
          </table:table-cell>
          <table:table-cell office:value-type="string" calcext:value-type="string">
            <text:p>199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